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genderTable" style:family="table">
      <style:table-properties style:width="6.6757in" fo:margin-top="0in" fo:margin-bottom="0in" table:align="left"/>
    </style:style>
    <style:style style:name="genderTable.A" style:family="table-column">
      <style:table-column-properties style:column-width="0.6667in"/>
    </style:style>
    <style:style style:name="genderTable.B" style:family="table-column">
      <style:table-column-properties style:column-width="0.2396in"/>
    </style:style>
    <style:style style:name="genderTable.C" style:family="table-column">
      <style:table-column-properties style:column-width="0.7708in"/>
    </style:style>
    <style:style style:name="genderTable.E" style:family="table-column">
      <style:table-column-properties style:column-width="0.1396in"/>
    </style:style>
    <style:style style:name="genderTable.F" style:family="table-column">
      <style:table-column-properties style:column-width="1.0479in"/>
    </style:style>
    <style:style style:name="genderTable.G" style:family="table-column">
      <style:table-column-properties style:column-width="0.1979in"/>
    </style:style>
    <style:style style:name="genderTable.H" style:family="table-column">
      <style:table-column-properties style:column-width="0.2708in"/>
    </style:style>
    <style:style style:name="genderTable.J" style:family="table-column">
      <style:table-column-properties style:column-width="0.2813in"/>
    </style:style>
    <style:style style:name="genderTable.K" style:family="table-column">
      <style:table-column-properties style:column-width="0.2097in"/>
    </style:style>
    <style:style style:name="genderTable.L" style:family="table-column">
      <style:table-column-properties style:column-width="1.3861in"/>
    </style:style>
    <style:style style:name="genderTable.M" style:family="table-column">
      <style:table-column-properties style:column-width="0.2688in"/>
    </style:style>
    <style:style style:name="genderTable.N" style:family="table-column">
      <style:table-column-properties style:column-width="0.2174in"/>
    </style:style>
    <style:style style:name="genderTable.O" style:family="table-column">
      <style:table-column-properties style:column-width="0.2431in"/>
    </style:style>
    <style:style style:name="genderTable.P" style:family="table-column">
      <style:table-column-properties style:column-width="0.2257in"/>
    </style:style>
    <style:style style:name="genderTable.1" style:family="table-row">
      <style:table-row-properties style:min-row-height="0.1979in" style:use-optimal-row-height="false"/>
    </style:style>
    <style:style style:name="genderTable.A1" style:family="table-cell">
      <style:table-cell-properties style:vertical-align="middle" fo:padding-left="0.075in" fo:padding-right="0.075in" fo:padding-top="0in" fo:padding-bottom="0in" fo:border="0.5pt solid #000000"/>
    </style:style>
    <style:style style:name="gender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0.3542in"/>
    </style:style>
    <style:style style:name="preferredInfoFormat.H" style:family="table-column">
      <style:table-column-properties style:column-width="1.2188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1874in" fo:orphans="0" fo:widows="0" style:text-autospace="none"/>
      <style:text-properties style:font-name="Arial" fo:font-size="12pt" style:font-size-asian="12pt" style:font-size-complex="12pt"/>
    </style:style>
    <style:style style:name="P17"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19"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0" style:family="paragraph" style:parent-style-name="Normál">
      <style:text-properties style:font-name="Arial" fo:font-weight="bold" style:font-weight-asian="bold" style:font-name-complex="Arial"/>
    </style:style>
    <style:style style:name="P21" style:family="paragraph" style:parent-style-name="Normál">
      <style:text-properties style:font-name="Arial" fo:font-style="italic" style:font-style-asian="italic" style:font-name-complex="Arial"/>
    </style:style>
    <style:style style:name="P22" style:family="paragraph" style:parent-style-name="Normál">
      <style:text-properties style:font-name="Arial" fo:font-size="10pt" style:font-size-asian="10pt" style:font-name-complex="Arial" style:font-size-complex="10pt"/>
    </style:style>
    <style:style style:name="P23"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4"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5"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6"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29" style:family="paragraph" style:parent-style-name="Normál">
      <style:text-properties style:font-name="Arial" fo:font-size="6pt" style:font-size-asian="6pt" style:font-name-complex="Arial" style:font-size-complex="6pt"/>
    </style:style>
    <style:style style:name="P30" style:family="paragraph" style:parent-style-name="Normál">
      <style:paragraph-properties fo:line-height="0.0193in"/>
      <style:text-properties style:font-name="Arial" fo:font-size="6pt" style:font-size-asian="6pt" style:font-name-complex="Arial" style:font-size-complex="6pt"/>
    </style:style>
    <style:style style:name="P31" style:family="paragraph" style:parent-style-name="Normál">
      <style:paragraph-properties fo:line-height="50%"/>
      <style:text-properties style:font-name="Arial" fo:font-size="6pt" style:font-size-asian="6pt" style:font-name-complex="Arial" style:font-size-complex="6pt"/>
    </style:style>
    <style:style style:name="P32" style:family="paragraph" style:parent-style-name="Normál">
      <style:text-properties style:font-name="Arial" fo:font-size="9pt" fo:font-style="italic" style:font-size-asian="9pt" style:font-style-asian="italic" style:font-name-complex="Arial" style:font-size-complex="9pt"/>
    </style:style>
    <style:style style:name="P33" style:family="paragraph" style:parent-style-name="Normál">
      <style:paragraph-properties fo:line-height="120%" fo:orphans="0" fo:widows="0" style:text-autospace="none" style:punctuation-wrap="simple"/>
    </style:style>
    <style:style style:name="P34" style:family="paragraph" style:parent-style-name="Normál">
      <style:paragraph-properties fo:text-align="center" style:justify-single-word="false"/>
    </style:style>
    <style:style style:name="P35" style:family="paragraph" style:parent-style-name="Normál">
      <style:paragraph-properties fo:text-align="center" style:justify-single-word="false" fo:orphans="0" fo:widows="0" style:text-autospace="none"/>
    </style:style>
    <style:style style:name="P36" style:family="paragraph" style:parent-style-name="Normál">
      <style:text-properties fo:color="#9900ff"/>
    </style:style>
    <style:style style:name="P37" style:family="paragraph" style:parent-style-name="Normál">
      <style:text-properties fo:color="#9900ff" style:font-name="Arial" style:font-name-complex="Arial"/>
    </style:style>
    <style:style style:name="P38"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39"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0"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1"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2"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3" style:family="paragraph" style:parent-style-name="Normál">
      <style:paragraph-properties fo:text-align="end" style:justify-single-word="false"/>
    </style:style>
    <style:style style:name="P44" style:family="paragraph" style:parent-style-name="Normál">
      <style:paragraph-properties fo:text-align="start" style:justify-single-word="false" fo:orphans="0" fo:widows="0" style:text-autospace="none"/>
    </style:style>
    <style:style style:name="P45" style:family="paragraph" style:parent-style-name="Normál">
      <style:paragraph-properties>
        <style:tab-stops>
          <style:tab-stop style:position="0.748in"/>
        </style:tab-stops>
      </style:paragraph-properties>
    </style:style>
    <style:style style:name="P46"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47" style:family="paragraph" style:parent-style-name="Normál">
      <style:paragraph-properties fo:line-height="0.0008in" fo:text-align="justify" style:justify-single-word="false" fo:orphans="0" fo:widows="0" style:text-autospace="none"/>
    </style:style>
    <style:style style:name="P48" style:family="paragraph" style:parent-style-name="Normál">
      <style:paragraph-properties fo:margin-left="0.0138in" fo:margin-right="0in" fo:orphans="0" fo:widows="0" fo:text-indent="0in" style:auto-text-indent="false" style:text-autospace="none">
        <style:tab-stops/>
      </style:paragraph-properties>
    </style:style>
    <style:style style:name="P49"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0" style:family="paragraph" style:parent-style-name="Normál">
      <style:paragraph-properties fo:margin-left="0in" fo:margin-right="0.2638in" fo:line-height="120%" fo:orphans="0" fo:widows="0" fo:text-indent="0in" style:auto-text-indent="false" style:text-autospace="none" style:punctuation-wrap="simple"/>
    </style:style>
    <style:style style:name="P51" style:family="paragraph" style:parent-style-name="Normál">
      <style:paragraph-properties fo:margin-left="0in" fo:margin-right="0.0693in" fo:line-height="110%" fo:orphans="0" fo:widows="0" fo:text-indent="0in" style:auto-text-indent="false" style:text-autospace="none" style:punctuation-wrap="simple"/>
    </style:style>
    <style:style style:name="P52"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3" style:family="paragraph" style:parent-style-name="Normál">
      <style:paragraph-properties fo:margin-left="0.0398in" fo:margin-right="0in" fo:text-indent="0in"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4" style:family="paragraph" style:parent-style-name="Normál">
      <style:paragraph-properties fo:margin-left="0.0398in" fo:margin-right="0in" fo:text-indent="0in" style:auto-text-indent="false">
        <style:tab-stops/>
      </style:paragraph-properties>
    </style:style>
    <style:style style:name="P55" style:family="paragraph" style:parent-style-name="Text_20_body">
      <style:paragraph-properties fo:margin-top="0in" fo:margin-bottom="0.0043in" loext:contextual-spacing="false" fo:line-height="100%"/>
    </style:style>
    <style:style style:name="P56" style:family="paragraph" style:parent-style-name="Text_20_body">
      <style:paragraph-properties fo:margin-top="0in" fo:margin-bottom="0.0043in" loext:contextual-spacing="false" fo:line-height="100%"/>
      <style:text-properties style:font-name="Arial" style:font-name-complex="Arial"/>
    </style:style>
    <style:style style:name="P57"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58" style:family="paragraph" style:parent-style-name="Table_20_Contents">
      <style:paragraph-properties fo:margin-top="0in" fo:margin-bottom="0in" loext:contextual-spacing="false"/>
      <style:text-properties style:font-name="Arial" style:font-name-complex="Arial"/>
    </style:style>
    <style:style style:name="P59"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0" style:family="paragraph" style:parent-style-name="Table_20_Contents">
      <style:paragraph-properties fo:margin-top="0in" fo:margin-bottom="0in" loext:contextual-spacing="false" fo:text-align="end" style:justify-single-word="false"/>
      <style:text-properties style:font-name="Arial"/>
    </style:style>
    <style:style style:name="P61" style:family="paragraph" style:parent-style-name="Table_20_Contents">
      <style:paragraph-properties fo:margin-top="0in" fo:margin-bottom="0in" loext:contextual-spacing="false" fo:text-align="center" style:justify-single-word="false"/>
    </style:style>
    <style:style style:name="P62" style:family="paragraph" style:parent-style-name="Normál">
      <style:paragraph-properties fo:break-before="page"/>
    </style:style>
    <style:style style:name="P63" style:family="paragraph" style:parent-style-name="Normál">
      <style:paragraph-properties fo:text-align="start" style:justify-single-word="false" fo:break-before="page"/>
    </style:style>
    <style:style style:name="P64"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5"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66"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67"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68"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69" style:family="paragraph" style:parent-style-name="Standard">
      <style:text-properties style:font-name="Arial" fo:font-size="10pt" style:font-size-asian="10pt" style:font-size-complex="10pt"/>
    </style:style>
    <style:style style:name="P70"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1"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2"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3" style:family="paragraph" style:parent-style-name="Normál">
      <style:text-properties style:font-name="Arial" fo:font-size="12pt" officeooo:rsid="001d1f6c" officeooo:paragraph-rsid="001d1f6c" style:font-size-asian="12pt" style:font-name-complex="Arial" style:font-size-complex="12pt"/>
    </style:style>
    <style:style style:name="P74" style:family="paragraph" style:parent-style-name="Normál">
      <style:text-properties style:font-name="Arial" fo:font-size="12pt" fo:background-color="transparent" style:font-size-asian="12pt" style:font-name-complex="Arial" style:font-size-complex="12pt"/>
    </style:style>
    <style:style style:name="P75" style:family="paragraph" style:parent-style-name="Normál">
      <style:text-properties style:font-name="Arial" fo:font-size="12pt" fo:font-style="italic" style:font-size-asian="12pt" style:font-style-asian="italic" style:font-name-complex="Arial" style:font-size-complex="12pt"/>
    </style:style>
    <style:style style:name="P76" style:family="paragraph" style:parent-style-name="Normál">
      <style:text-properties style:font-name="Arial" fo:font-size="12pt" fo:font-style="normal" officeooo:rsid="001d1f6c" officeooo:paragraph-rsid="001d1f6c" style:font-size-asian="12pt" style:font-style-asian="normal" style:font-name-complex="Arial" style:font-size-complex="12pt" style:font-style-complex="normal"/>
    </style:style>
    <style:style style:name="P77" style:family="paragraph" style:parent-style-name="Normál">
      <style:text-properties style:font-name="Arial" fo:font-size="10pt" officeooo:paragraph-rsid="00173f98" style:font-size-asian="10pt" style:font-name-complex="Arial" style:font-size-complex="10pt"/>
    </style:style>
    <style:style style:name="P78" style:family="paragraph" style:parent-style-name="Normál">
      <style:paragraph-properties fo:text-align="center" style:justify-single-word="false"/>
      <style:text-properties style:font-name="Arial" style:font-name-complex="Arial"/>
    </style:style>
    <style:style style:name="P79" style:family="paragraph" style:parent-style-name="Normál">
      <style:text-properties style:font-name="Arial1"/>
    </style:style>
    <style:style style:name="P80" style:family="paragraph" style:parent-style-name="Normál">
      <style:paragraph-properties fo:text-align="end" style:justify-single-word="false"/>
      <style:text-properties style:font-name="Arial1"/>
    </style:style>
    <style:style style:name="P81" style:family="paragraph" style:parent-style-name="Listaszerű_20_bekezdés" style:list-style-name="L1">
      <style:text-properties style:font-name="Arial" style:font-name-complex="Arial"/>
    </style:style>
    <style:style style:name="P82" style:family="paragraph" style:parent-style-name="Listaszerű_20_bekezdés" style:list-style-name="L3">
      <style:text-properties style:font-name="Arial" fo:font-size="12pt" style:font-size-asian="12pt" style:font-name-complex="Arial" style:font-size-complex="12pt"/>
    </style:style>
    <style:style style:name="P83" style:family="paragraph" style:parent-style-name="Listaszerű_20_bekezdés" style:list-style-name="L3">
      <style:text-properties style:font-name="Arial" fo:font-size="12pt" fo:background-color="transparent" style:font-size-asian="12pt" style:font-name-complex="Arial" style:font-size-complex="12pt"/>
    </style:style>
    <style:style style:name="P84" style:family="paragraph" style:parent-style-name="Table_20_Contents">
      <style:paragraph-properties fo:margin-top="0in" fo:margin-bottom="0in" loext:contextual-spacing="false"/>
      <style:text-properties style:font-name="Arial" fo:background-color="transparent" style:font-name-complex="Arial"/>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style:font-name="Arial" style:font-name-complex="Arial"/>
    </style:style>
    <style:style style:name="T8" style:family="text">
      <style:text-properties style:font-name="Arial" style:font-name-complex="Arial" style:font-style-complex="italic"/>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font-size-complex="12pt"/>
    </style:style>
    <style:style style:name="T11" style:family="text">
      <style:text-properties style:font-name="Arial" fo:font-size="12pt" style:font-size-asian="12pt" style:language-asian="hu" style:country-asian="HU" style:font-name-complex="Arial" style:font-size-complex="12pt"/>
    </style:style>
    <style:style style:name="T12" style:family="text">
      <style:text-properties style:font-name="Arial" fo:font-size="12pt" fo:font-weight="bold" style:font-size-asian="12pt" style:font-weight-asian="bold" style:font-name-complex="Arial" style:font-size-complex="12pt"/>
    </style:style>
    <style:style style:name="T13" style:family="text">
      <style:text-properties style:font-name="Arial" fo:font-size="12pt" style:font-name-asian="Arial" style:font-size-asian="12pt" style:font-name-complex="Arial" style:font-size-complex="12pt"/>
    </style:style>
    <style:style style:name="T14" style:family="text">
      <style:text-properties style:font-name="Arial" style:language-asian="hu" style:country-asian="HU" style:font-name-complex="Arial"/>
    </style:style>
    <style:style style:name="T15" style:family="text">
      <style:text-properties style:font-name="Arial" fo:font-size="9.5pt" fo:font-weight="bold" style:font-size-asian="9.5pt" style:font-weight-asian="bold" style:font-name-complex="Arial" style:font-size-complex="9.5pt" style:font-weight-complex="bold"/>
    </style:style>
    <style:style style:name="T16" style:family="text">
      <style:text-properties style:font-name="Arial" fo:font-style="italic" style:font-style-asian="italic" style:font-name-complex="Arial"/>
    </style:style>
    <style:style style:name="T17" style:family="text">
      <style:text-properties style:font-name="Arial" fo:font-style="italic" style:font-style-asian="italic" style:font-name-complex="Arial" style:font-style-complex="italic"/>
    </style:style>
    <style:style style:name="T18" style:family="text">
      <style:text-properties style:font-name="Arial" fo:font-size="10pt" style:font-size-asian="10pt" style:font-name-complex="Arial" style:font-size-complex="10pt"/>
    </style:style>
    <style:style style:name="T19" style:family="text">
      <style:text-properties style:font-name="Arial" fo:font-weight="bold" style:font-weight-asian="bold" style:font-name-complex="Arial"/>
    </style:style>
    <style:style style:name="T20" style:family="text">
      <style:text-properties style:font-name="Arial" fo:font-style="normal" style:font-style-asian="normal" style:font-name-complex="Arial" style:font-style-complex="normal"/>
    </style:style>
    <style:style style:name="T21" style:family="text">
      <style:text-properties style:font-name="Arial" fo:font-size="6pt" style:font-size-asian="6pt" style:font-name-complex="Arial" style:font-size-complex="6pt"/>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style:text-underline-style="solid" style:text-underline-width="auto" style:text-underline-color="font-color" officeooo:rsid="001c7974" style:text-underline-mode="continuous" style:text-overline-mode="continuous" style:text-line-through-mode="continuous" style:font-name-complex="Arial"/>
    </style:style>
    <style:style style:name="T32" style:family="text">
      <style:text-properties fo:color="#9933ff" style:font-name="Arial" fo:font-size="12pt" style:font-size-asian="12pt" style:font-name-complex="Arial" style:font-size-complex="12pt"/>
    </style:style>
    <style:style style:name="T33" style:family="text">
      <style:text-properties fo:color="#9933ff" style:font-name="Arial" fo:font-size="12pt" style:font-size-asian="12pt" style:font-size-complex="12pt"/>
    </style:style>
    <style:style style:name="T34" style:family="text">
      <style:text-properties fo:background-color="#ffff00" loext:char-shading-value="0"/>
    </style:style>
    <style:style style:name="T35" style:family="text">
      <style:text-properties fo:font-variant="normal" fo:text-transform="none" fo:color="#000000" fo:letter-spacing="normal" fo:font-style="normal" fo:font-weight="normal"/>
    </style:style>
    <style:style style:name="T36" style:family="text">
      <style:text-properties officeooo:rsid="00173f98"/>
    </style:style>
    <style:style style:name="T37" style:family="text">
      <style:text-properties officeooo:rsid="00203dd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ertificate of a Persona as</text:p>
      <text:p text:style-name="P9">Sight Impaired (partially sighted) or</text:p>
      <text:p text:style-name="P9">as Severly Sight Impaired (blind)</text:p>
      <text:p text:style-name="P9"/>
      <text:p text:style-name="P48"><text:span text:style-name="Bekezdés_20_alapbetűtípusa"><text:span text:style-name="T5">Part 1: To be completed by the patient or representative</text:span></text:span></text:p>
      <text:p text:style-name="P18"/>
      <text:p text:style-name="P49"><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1">I understand that my council or care trust will arrange for me to be registered with them if I so wish.</text:p>
      <text:p text:style-name="P57"/>
      <text:p text:style-name="Normál"><text:span text:style-name="T10">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3"><text:span text:style-name="Bekezdés_20_alapbetűtípusa"><text:span text:style-name="T9">Signature:</text:span></text:span></text:p>
          </table:table-cell>
          <table:table-cell table:style-name="Táblázat1.B1" office:value-type="string">
            <text:p text:style-name="P50"><text:span text:style-name="Bekezdés_20_alapbetűtípusa"><text:span text:style-name="T11"><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9">Date</text:span></text:span><text:span text:style-name="Bekezdés_20_alapbetűtípusa"><text:span text:style-name="T13">: </text:span></text:span><text:span text:style-name="signatureDate"><text:span text:style-name="T27">01/10/2016</text:span></text:span></text:p>
      <text:p text:style-name="Normál"><text:span text:style-name="signatureDate"><text:span text:style-name="T27"/></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4"><text:span text:style-name="signedByPatient"><text:span text:style-name="T25"/></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4"><text:span text:style-name="signedByRepresentative"><text:span text:style-name="T26"/></text:span></text:p>
          </table:table-cell>
          <table:table-cell table:style-name="patientOrRepresentative.A2" office:value-type="string">
            <text:p text:style-name="P15">the patient’s representative and my name is (PLEASE PRINT):</text:p>
            <text:p text:style-name="P27"><text:span text:style-name="representativeName"><text:span text:style-name="T28">Representative Name</text:span></text:span></text:p>
          </table:table-cell>
        </table:table-row>
      </table:table>
      <text:p text:style-name="P40">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4"><text:span text:style-name="Bekezdés_20_alapbetűtípusa"><text:span text:style-name="T7">(tick one)</text:span></text:span></text:p>
          </table:table-cell>
          <table:table-cell table:style-name="isConsideredBlind.A1" office:value-type="string">
            <text:p text:style-name="P35"/>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5"/>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7">Date of examination: <text:s/></text:span></text:span><text:span text:style-name="examinationDate"><text:span text:style-name="T29">Examination Date </text:span></text:span><text:span text:style-name="T20">(dd/mm/yyyy)</text:span></text:p>
      <text:p text:style-name="P21">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4"><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36"><text:span text:style-name="hospitalAddress">Hospital Address Multiline</text:span></text:p><text:p text:style-name="Normál"/></draw:text-box></draw:frame><text:span text:style-name="Bekezdés_20_alapbetűtípusa"><text:span text:style-name="T7">Consultant’s Name: <text:s text:c="2"/></text:span></text:span><text:span text:style-name="consultantName"><text:span text:style-name="T23">Consultant Name</text:span></text:span></text:p>
      <text:p text:style-name="Normál"><text:span text:style-name="Bekezdés_20_alapbetűtípusa"><text:span text:style-name="T7">Hospital address:</text:span></text:span> <text:span text:style-name="Bekezdés_20_alapbetűtípusa"><text:span text:style-name="T7"><text:tab/></text:span></text:span></text:p>
      <text:p text:style-name="P52"/>
      <text:p text:style-name="P52"/>
      <text:p text:style-name="P52"/>
      <text:p text:style-name="P51"><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47"><text:span text:style-name="Bekezdés_20_alapbetűtípusa"><text:span text:style-name="T1"/></text:span></text:p>
      <text:p text:style-name="P62"><draw:frame draw:style-name="fr1" draw:name="Szövegdoboz 21" text:anchor-type="paragraph" svg:x="3.428in" svg:y="0.1839in" svg:width="3.2465in" style:rel-width="scale" svg:height="1.302in" style:rel-height="scale" draw:z-index="5"><draw:text-box><text:p text:style-name="P53">MOORFIELDS EYE HOSPITAL NHS</text:p><text:p text:style-name="P53">FOUNDATION TRUST</text:p><text:p text:style-name="P53">162 CITY ROAD</text:p><text:p text:style-name="P53">LONDON</text:p><text:p text:style-name="P54"><text:span text:style-name="Bekezdés_20_alapbetűtípusa"><text:span text:style-name="T15">EC1V 2PD</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4"/>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4"/>
          </table:table-cell>
          <table:table-cell table:style-name="Táblázat5.B1" office:value-type="string">
            <text:p text:style-name="P2">Patient</text:p>
          </table:table-cell>
        </table:table-row>
        <table:table-row table:style-name="Táblázat5.2">
          <table:table-cell table:style-name="Táblázat5.A1" office:value-type="string">
            <text:p text:style-name="P34"/>
          </table:table-cell>
          <table:table-cell table:style-name="Táblázat5.B1" office:value-type="string">
            <text:p text:style-name="P2">Patinet’s GP</text:p>
          </table:table-cell>
        </table:table-row>
        <table:table-row table:style-name="Táblázat5.4">
          <table:table-cell table:style-name="Táblázat5.A1" office:value-type="string">
            <text:p text:style-name="P34"/>
          </table:table-cell>
          <table:table-cell table:style-name="Táblázat5.B1" office:value-type="string">
            <text:p text:style-name="P2">Hospital notes</text:p>
          </table:table-cell>
        </table:table-row>
        <table:table-row table:style-name="Táblázat5.2">
          <table:table-cell table:style-name="Táblázat5.A1" office:value-type="string">
            <text:p text:style-name="P34"/>
          </table:table-cell>
          <table:table-cell table:style-name="Táblázat5.B1" office:value-type="string">
            <text:p text:style-name="P2">Epidemiological analysis</text:p>
          </table:table-cell>
        </table:table-row>
      </table:table>
      <text:p text:style-name="P2"/>
      <text:p text:style-name="P39">Part 2: to be completed by the consultant ophthalmologist</text:p>
      <text:p text:style-name="P4"/>
      <text:p text:style-name="Normál"><text:span text:style-name="Bekezdés_20_alapbetűtípusa"><text:span text:style-name="T17">A. Patient’s details</text:span></text:span> <text:span text:style-name="Bekezdés_20_alapbetűtípusa"><text:span text:style-name="T17"><text:tab/> </text:span></text:span><text:span text:style-name="Bekezdés_20_alapbetűtípusa"><text:span text:style-name="T8">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37"><text:span text:style-name="patientName"><text:span text:style-name="T33">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0">Address: </text:span><text:span text:style-name="patientAddress"><text:span text:style-name="T33">Patient Address</text:span></text:span></text:p>
            <text:p text:style-name="P10"/>
            <text:p text:style-name="P10"/>
            <text:p text:style-name="P2"><text:span text:style-name="T10">Email: </text:span><text:span text:style-name="patientEmail"><text:span text:style-name="T33">Patient Email</text:span></text:span></text:p>
          </table:table-cell>
        </table:table-row>
        <table:table-row table:style-name="Táblázat6.2">
          <table:table-cell table:style-name="Táblázat6.A2" office:value-type="string">
            <text:p text:style-name="P2"><text:span text:style-name="T10">Other names: <text:s/></text:span><text:span text:style-name="otherNames"><text:span text:style-name="T33">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9">Date of birth: <text:s/></text:span></text:span><text:span text:style-name="patientDateOfBirth"><text:span text:style-name="T32">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9">NHS Number: </text:span></text:span><text:span text:style-name="nhsNumber"><text:span text:style-name="T32">NhsNumber</text:span></text:span></text:p>
          </table:table-cell>
          <table:table-cell table:style-name="Táblázat6.A2" office:value-type="string">
            <text:p text:style-name="P2"><text:span text:style-name="T10">Daytime Tel.: </text:span><text:span text:style-name="patientTel"><text:span text:style-name="T33">Patient Tel</text:span></text:span></text:p>
          </table:table-cell>
        </table:table-row>
        <table:table-row table:style-name="Táblázat6.5">
          <table:table-cell table:style-name="Táblázat6.A1" office:value-type="string">
            <text:p text:style-name="P10">Details of general practitioner</text:p>
            <text:p text:style-name="P45"><text:span text:style-name="Bekezdés_20_alapbetűtípusa"><text:span text:style-name="T9">Name: <text:tab/></text:span></text:span><text:span text:style-name="gpName"><text:span text:style-name="T32">GpName</text:span></text:span></text:p>
            <text:p text:style-name="P45"><text:span text:style-name="Bekezdés_20_alapbetűtípusa"><text:span text:style-name="T9">Address: <text:tab/></text:span></text:span><text:span text:style-name="gpAddress"><text:span text:style-name="T32">GpAddress</text:span></text:span></text:p>
            <text:p text:style-name="P12"/>
            <text:p text:style-name="P45"><text:span text:style-name="Bekezdés_20_alapbetűtípusa"><text:span text:style-name="T9">Tel.: <text:tab/></text:span></text:span><text:span text:style-name="gpTel"><text:span text:style-name="T32">GpTel</text:span></text:span></text:p>
            <text:p text:style-name="P10"/>
          </table:table-cell>
          <table:table-cell table:style-name="Táblázat6.A1" office:value-type="string">
            <text:p text:style-name="P10">Details of local social services / agent</text:p>
            <text:p text:style-name="P7"><text:span text:style-name="T10">Name: <text:tab/></text:span><text:span text:style-name="scName"><text:span text:style-name="T33">Sc Name</text:span></text:span></text:p>
            <text:p text:style-name="P7"><text:span text:style-name="T10">Address: <text:tab/></text:span><text:span text:style-name="scAddress"><text:span text:style-name="T33">Sc Address</text:span></text:span></text:p>
            <text:p text:style-name="P13"/>
            <text:p text:style-name="P7"><text:span text:style-name="T10">Tel.: <text:tab/></text:span><text:span text:style-name="scTel"><text:span text:style-name="T33">ScTel</text:span></text:span></text:p>
          </table:table-cell>
        </table:table-row>
      </table:table>
      <text:p text:style-name="P21">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C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31"/>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29"/>
      <text:p text:style-name="Normál"><text:span text:style-name="Bekezdés_20_alapbetűtípusa"><text:span text:style-name="T7">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0">Yes</text:p>
          </table:table-cell>
          <table:table-cell table:style-name="Táblázat10.B1" office:value-type="string">
            <text:p text:style-name="P61"/>
          </table:table-cell>
          <table:table-cell table:style-name="Táblázat10.A1" office:value-type="string">
            <text:p text:style-name="P60">No</text:p>
          </table:table-cell>
          <table:table-cell table:style-name="Táblázat10.B1" office:value-type="string">
            <text:p text:style-name="P61"/>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3"><text:span text:style-name="Bekezdés_20_alapbetűtípusa"><text:span text:style-name="T16">C. Diagnosis</text:span></text:span></text:p>
      <text:p text:style-name="P43"><text:span text:style-name="Bekezdés_20_alapbetűtípusa"><text:span text:style-name="T21"/></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69">Male</text:p>
          </table:table-cell>
          <table:table-cell table:style-name="genderTable.A1" office:value-type="string">
            <text:p text:style-name="P69"/>
          </table:table-cell>
          <table:table-cell table:style-name="genderTable.A1" office:value-type="string">
            <text:p text:style-name="P69">Female</text:p>
          </table:table-cell>
          <table:table-cell table:style-name="genderTable.A1" office:value-type="string">
            <text:p text:style-name="P69"/>
          </table:table-cell>
          <table:table-cell table:style-name="genderTable.E1" office:value-type="string">
            <text:p text:style-name="P69"/>
          </table:table-cell>
          <table:table-cell table:style-name="genderTable.A1" office:value-type="string">
            <text:p text:style-name="P69">Year of birth</text:p>
          </table:table-cell>
          <table:table-cell table:style-name="genderTable.A1" office:value-type="string">
            <text:p text:style-name="P69"/>
          </table:table-cell>
          <table:table-cell table:style-name="genderTable.A1" office:value-type="string">
            <text:p text:style-name="P69"/>
          </table:table-cell>
          <table:table-cell table:style-name="genderTable.A1" office:value-type="string">
            <text:p text:style-name="P69"/>
          </table:table-cell>
          <table:table-cell table:style-name="genderTable.A1" office:value-type="string">
            <text:p text:style-name="P69"/>
          </table:table-cell>
          <table:table-cell table:style-name="genderTable.E1" office:value-type="string">
            <text:p text:style-name="P69"/>
          </table:table-cell>
          <table:table-cell table:style-name="genderTable.A1" office:value-type="string">
            <text:p text:style-name="P69">Postcode (first half)</text:p>
          </table:table-cell>
          <table:table-cell table:style-name="genderTable.A1" office:value-type="string">
            <text:p text:style-name="P69"/>
          </table:table-cell>
          <table:table-cell table:style-name="genderTable.A1" office:value-type="string">
            <text:p text:style-name="P69"/>
          </table:table-cell>
          <table:table-cell table:style-name="genderTable.A1" office:value-type="string">
            <text:p text:style-name="P69"/>
          </table:table-cell>
          <table:table-cell table:style-name="genderTable.A1" office:value-type="string">
            <text:p text:style-name="P69"/>
          </table:table-cell>
        </table:table-row>
      </table:table>
      <text:p text:style-name="P42">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28"/>
          </table:table-cell>
          <table:table-cell table:style-name="disorderRetinaTable.A1" office:value-type="string">
            <text:p text:style-name="P24"/>
          </table:table-cell>
          <table:table-cell table:style-name="disorderRetinaTable.C1" office:value-type="string">
            <text:p text:style-name="P24"/>
          </table:table-cell>
          <table:table-cell table:style-name="disorderRetinaTable.D1" office:value-type="string">
            <text:p text:style-name="P26">Right eye</text:p>
          </table:table-cell>
          <table:table-cell table:style-name="disorderRetinaTable.D1" office:value-type="string">
            <text:p text:style-name="P26">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8">Retina</text:span></text:span></text:p>
          </table:table-cell>
          <table:table-cell table:style-name="disorderRetinaTable.D1" office:value-type="string">
            <text:p text:style-name="P23">age-related macular degeneration –subretinal neovascularisation</text:p>
          </table:table-cell>
          <table:table-cell table:style-name="disorderRetinaTable.D1" office:value-type="string">
            <text:p text:style-name="P23">H35.3</text:p>
          </table:table-cell>
          <table:table-cell table:style-name="disorderRetinaTable.D6" office:value-type="string">
            <text:p text:style-name="P26"/>
          </table:table-cell>
          <table:table-cell table:style-name="disorderRetinaTable.E6" office:value-type="string">
            <text:p text:style-name="P26"/>
          </table:table-cell>
        </table:table-row>
        <table:table-row table:style-name="disorderRetinaTable.3">
          <table:covered-table-cell/>
          <table:table-cell table:style-name="disorderRetinaTable.D1" office:value-type="string">
            <text:p text:style-name="P23">age-related macular degeneration – atrophic /</text:p>
            <text:p text:style-name="P23">geographic macular atrophy<text:tab/></text:p>
          </table:table-cell>
          <table:table-cell table:style-name="disorderRetinaTable.D1" office:value-type="string">
            <text:p text:style-name="P23">H35.3</text:p>
          </table:table-cell>
          <table:table-cell table:style-name="disorderRetinaTable.D6" office:value-type="string">
            <text:p text:style-name="P26"/>
          </table:table-cell>
          <table:table-cell table:style-name="disorderRetinaTable.E6" office:value-type="string">
            <text:p text:style-name="P26"/>
          </table:table-cell>
        </table:table-row>
        <table:table-row table:style-name="disorderRetinaTable.3">
          <table:covered-table-cell/>
          <table:table-cell table:style-name="disorderRetinaTable.D1" office:value-type="string">
            <text:p text:style-name="P23">diabetic retinopathy</text:p>
          </table:table-cell>
          <table:table-cell table:style-name="disorderRetinaTable.D1" office:value-type="string">
            <text:p text:style-name="P23">E10.3 – E14.3</text:p>
            <text:p text:style-name="P23">H36.0</text:p>
          </table:table-cell>
          <table:table-cell table:style-name="disorderRetinaTable.D6" office:value-type="string">
            <text:p text:style-name="P26"/>
          </table:table-cell>
          <table:table-cell table:style-name="disorderRetinaTable.E6" office:value-type="string">
            <text:p text:style-name="P26"/>
          </table:table-cell>
        </table:table-row>
        <table:table-row table:style-name="disorderRetinaTable.3">
          <table:covered-table-cell/>
          <table:table-cell table:style-name="disorderRetinaTable.D1" office:value-type="string">
            <text:p text:style-name="P23">Hereditary retinal dystrophy</text:p>
          </table:table-cell>
          <table:table-cell table:style-name="disorderRetinaTable.D1" office:value-type="string">
            <text:p text:style-name="P23">H35.5</text:p>
          </table:table-cell>
          <table:table-cell table:style-name="disorderRetinaTable.D6" office:value-type="string">
            <text:p text:style-name="P26"/>
          </table:table-cell>
          <table:table-cell table:style-name="disorderRetinaTable.E6" office:value-type="string">
            <text:p text:style-name="P26"/>
          </table:table-cell>
        </table:table-row>
        <table:table-row table:style-name="disorderRetinaTable.6">
          <table:covered-table-cell/>
          <table:table-cell table:style-name="disorderRetinaTable.D1" office:value-type="string">
            <text:p text:style-name="P23">retinal vascular occlusions</text:p>
          </table:table-cell>
          <table:table-cell table:style-name="disorderRetinaTable.D1" office:value-type="string">
            <text:p text:style-name="P23"/>
          </table:table-cell>
          <table:table-cell table:style-name="disorderRetinaTable.D6" office:value-type="string">
            <text:p text:style-name="P26"/>
          </table:table-cell>
          <table:table-cell table:style-name="disorderRetinaTable.E6" office:value-type="string">
            <text:p text:style-name="P26"/>
          </table:table-cell>
        </table:table-row>
        <table:table-row table:style-name="disorderRetinaTable.7">
          <table:covered-table-cell/>
          <table:table-cell table:style-name="disorderRetinaTable.B7" table:number-columns-spanned="4" office:value-type="string">
            <text:p text:style-name="P23">other retinal : please specify</text:p>
          </table:table-cell>
          <table:covered-table-cell/>
          <table:covered-table-cell/>
          <table:covered-table-cell/>
        </table:table-row>
      </table:table>
      <text:p text:style-name="P38"/>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2">Glaucoma</text:p>
          </table:table-cell>
          <table:table-cell table:style-name="disorderGlaucomaTable.A1" office:value-type="string">
            <text:p text:style-name="P22">primary<text:tab/><text:tab/>open<text:tab/>angle<text:tab/></text:p>
          </table:table-cell>
          <table:table-cell table:style-name="disorderGlaucomaTable.A1" office:value-type="string">
            <text:p text:style-name="P22">H40.1</text:p>
          </table:table-cell>
          <table:table-cell table:style-name="disorderGlaucomaTable.A1" office:value-type="string">
            <text:p text:style-name="P25"/>
          </table:table-cell>
          <table:table-cell table:style-name="disorderGlaucomaTable.A1" office:value-type="string">
            <text:p text:style-name="P25"/>
          </table:table-cell>
        </table:table-row>
        <table:table-row>
          <table:covered-table-cell/>
          <table:table-cell table:style-name="disorderGlaucomaTable.A1" office:value-type="string">
            <text:p text:style-name="P22">primary angle closure</text:p>
          </table:table-cell>
          <table:table-cell table:style-name="disorderGlaucomaTable.A1" office:value-type="string">
            <text:p text:style-name="P22">H40.2</text:p>
          </table:table-cell>
          <table:table-cell table:style-name="disorderGlaucomaTable.A1" office:value-type="string">
            <text:p text:style-name="P25"/>
          </table:table-cell>
          <table:table-cell table:style-name="disorderGlaucomaTable.A1" office:value-type="string">
            <text:p text:style-name="P25"/>
          </table:table-cell>
        </table:table-row>
        <table:table-row>
          <table:covered-table-cell/>
          <table:table-cell table:style-name="disorderGlaucomaTable.A1" office:value-type="string">
            <text:p text:style-name="P22">secondary</text:p>
          </table:table-cell>
          <table:table-cell table:style-name="disorderGlaucomaTable.A1" office:value-type="string">
            <text:p text:style-name="P22">H40.5</text:p>
          </table:table-cell>
          <table:table-cell table:style-name="disorderGlaucomaTable.A1" office:value-type="string">
            <text:p text:style-name="P25"/>
          </table:table-cell>
          <table:table-cell table:style-name="disorderGlaucomaTable.A1" office:value-type="string">
            <text:p text:style-name="P25"/>
          </table:table-cell>
        </table:table-row>
        <table:table-row table:style-name="disorderGlaucomaTable.4">
          <table:covered-table-cell/>
          <table:table-cell table:style-name="disorderGlaucomaTable.A1" table:number-columns-spanned="4" office:value-type="string">
            <text:p text:style-name="P22">other glaucoma : please specify</text:p>
          </table:table-cell>
          <table:covered-table-cell/>
          <table:covered-table-cell/>
          <table:covered-table-cell/>
        </table:table-row>
      </table:table>
      <text:p text:style-name="P30"/>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2">Globe</text:p>
          </table:table-cell>
          <table:table-cell table:style-name="disorderGlobeTable.A1" office:value-type="string">
            <text:p text:style-name="P22">degenerative<text:tab/><text:tab/>myopia<text:tab/></text:p>
          </table:table-cell>
          <table:table-cell table:style-name="disorderGlobeTable.A1" office:value-type="string">
            <text:p text:style-name="P22">H44.2</text:p>
          </table:table-cell>
          <table:table-cell table:style-name="disorderGlobeTable.A1" office:value-type="string">
            <text:p text:style-name="P25"/>
          </table:table-cell>
          <table:table-cell table:style-name="disorderGlobeTable.A1" office:value-type="string">
            <text:p text:style-name="P25"/>
          </table:table-cell>
        </table:table-row>
      </table:table>
      <text:p text:style-name="P30"/>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2">Neurological</text:p>
          </table:table-cell>
          <table:table-cell table:style-name="disorderNeurologicalTable.A1" office:value-type="string">
            <text:p text:style-name="P22">optic<text:tab/>atrophy</text:p>
          </table:table-cell>
          <table:table-cell table:style-name="disorderNeurologicalTable.A1" office:value-type="string">
            <text:p text:style-name="P22">H47.2</text:p>
          </table:table-cell>
          <table:table-cell table:style-name="disorderNeurologicalTable.A1" office:value-type="string">
            <text:p text:style-name="P25"/>
          </table:table-cell>
          <table:table-cell table:style-name="disorderNeurologicalTable.A1" office:value-type="string">
            <text:p text:style-name="P25"/>
          </table:table-cell>
        </table:table-row>
        <table:table-row>
          <table:covered-table-cell/>
          <table:table-cell table:style-name="disorderNeurologicalTable.A1" office:value-type="string">
            <text:p text:style-name="P22">visual cortex disorder</text:p>
          </table:table-cell>
          <table:table-cell table:style-name="disorderNeurologicalTable.A1" office:value-type="string">
            <text:p text:style-name="P22">H47.6</text:p>
          </table:table-cell>
          <table:table-cell table:style-name="disorderNeurologicalTable.A1" office:value-type="string">
            <text:p text:style-name="P25"/>
          </table:table-cell>
          <table:table-cell table:style-name="disorderNeurologicalTable.A1" office:value-type="string">
            <text:p text:style-name="P25"/>
          </table:table-cell>
        </table:table-row>
        <table:table-row>
          <table:covered-table-cell/>
          <table:table-cell table:style-name="disorderNeurologicalTable.A1" office:value-type="string">
            <text:p text:style-name="P22">cerebrovascular<text:tab/><text:tab/>disease</text:p>
          </table:table-cell>
          <table:table-cell table:style-name="disorderNeurologicalTable.A1" office:value-type="string">
            <text:p text:style-name="P22"/>
          </table:table-cell>
          <table:table-cell table:style-name="disorderNeurologicalTable.A1" office:value-type="string">
            <text:p text:style-name="P25"/>
          </table:table-cell>
          <table:table-cell table:style-name="disorderNeurologicalTable.A1" office:value-type="string">
            <text:p text:style-name="P25"/>
          </table:table-cell>
        </table:table-row>
      </table:table>
      <text:p text:style-name="P30"/>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2">Choroid</text:p>
          </table:table-cell>
          <table:table-cell table:style-name="disorderChoroidTable.A1" office:value-type="string">
            <text:p text:style-name="P22">chorioretinitis</text:p>
          </table:table-cell>
          <table:table-cell table:style-name="disorderChoroidTable.A1" office:value-type="string">
            <text:p text:style-name="P22">H30.9</text:p>
          </table:table-cell>
          <table:table-cell table:style-name="disorderChoroidTable.A1" office:value-type="string">
            <text:p text:style-name="P25"/>
          </table:table-cell>
          <table:table-cell table:style-name="disorderChoroidTable.A1" office:value-type="string">
            <text:p text:style-name="P25"/>
          </table:table-cell>
        </table:table-row>
        <table:table-row>
          <table:covered-table-cell/>
          <table:table-cell table:style-name="disorderChoroidTable.A1" office:value-type="string">
            <text:p text:style-name="P22">choroidal degeneration</text:p>
          </table:table-cell>
          <table:table-cell table:style-name="disorderChoroidTable.A1" office:value-type="string">
            <text:p text:style-name="P22">H31.1</text:p>
          </table:table-cell>
          <table:table-cell table:style-name="disorderChoroidTable.A1" office:value-type="string">
            <text:p text:style-name="P25"/>
          </table:table-cell>
          <table:table-cell table:style-name="disorderChoroidTable.A1" office:value-type="string">
            <text:p text:style-name="P25"/>
          </table:table-cell>
        </table:table-row>
      </table:table>
      <text:p text:style-name="P30"/>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2">Lens</text:p>
          </table:table-cell>
          <table:table-cell table:style-name="disorderLensTable.A1" office:value-type="string">
            <text:p text:style-name="P22">cataract (excludes congenital)</text:p>
          </table:table-cell>
          <table:table-cell table:style-name="disorderLensTable.A1" office:value-type="string">
            <text:p text:style-name="P22">H25.9</text:p>
          </table:table-cell>
          <table:table-cell table:style-name="disorderLensTable.A1" office:value-type="string">
            <text:p text:style-name="P25"/>
          </table:table-cell>
          <table:table-cell table:style-name="disorderLensTable.A1" office:value-type="string">
            <text:p text:style-name="P25"/>
          </table:table-cell>
        </table:table-row>
      </table:table>
      <text:p text:style-name="P31"/>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2">Cornea</text:p>
          </table:table-cell>
          <table:table-cell table:style-name="disorderCorneaTable.A1" office:value-type="string">
            <text:p text:style-name="P22">corneal scars and opacities</text:p>
          </table:table-cell>
          <table:table-cell table:style-name="disorderCorneaTable.A1" office:value-type="string">
            <text:p text:style-name="P22">H17.</text:p>
          </table:table-cell>
          <table:table-cell table:style-name="disorderCorneaTable.A1" office:value-type="string">
            <text:p text:style-name="P25"/>
          </table:table-cell>
          <table:table-cell table:style-name="disorderCorneaTable.A1" office:value-type="string">
            <text:p text:style-name="P25"/>
          </table:table-cell>
        </table:table-row>
        <table:table-row table:style-name="disorderCorneaTable.2">
          <table:covered-table-cell/>
          <table:table-cell table:style-name="disorderCorneaTable.A1" office:value-type="string">
            <text:p text:style-name="P22">keratitis</text:p>
          </table:table-cell>
          <table:table-cell table:style-name="disorderCorneaTable.A1" office:value-type="string">
            <text:p text:style-name="P22">H16.</text:p>
          </table:table-cell>
          <table:table-cell table:style-name="disorderCorneaTable.A1" office:value-type="string">
            <text:p text:style-name="P25"/>
          </table:table-cell>
          <table:table-cell table:style-name="disorderCorneaTable.A1" office:value-type="string">
            <text:p text:style-name="P25"/>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2"><text:span text:style-name="T35">Paediatric</text:span> </text:p>
          </table:table-cell>
          <table:table-cell table:style-name="disorderPaediatricTable.A1" office:value-type="string">
            <text:p text:style-name="P22"><text:span text:style-name="T35">retinopathy of prematurity</text:span> <text:tab/></text:p>
          </table:table-cell>
          <table:table-cell table:style-name="disorderPaediatricTable.A1" office:value-type="string">
            <text:p text:style-name="P22"><text:span text:style-name="T35">H35.1</text:span> </text:p>
          </table:table-cell>
          <table:table-cell table:style-name="disorderPaediatricTable.A1" office:value-type="string">
            <text:p text:style-name="P25"/>
          </table:table-cell>
          <table:table-cell table:style-name="disorderPaediatricTable.A1" office:value-type="string">
            <text:p text:style-name="P25"/>
          </table:table-cell>
        </table:table-row>
        <table:table-row>
          <table:covered-table-cell/>
          <table:table-cell table:style-name="disorderPaediatricTable.A1" office:value-type="string">
            <text:p text:style-name="P22"><text:span text:style-name="T35">congenital CNS malformations</text:span> </text:p>
          </table:table-cell>
          <table:table-cell table:style-name="disorderPaediatricTable.A1" office:value-type="string">
            <text:p text:style-name="P46">Q00-Q07</text:p>
          </table:table-cell>
          <table:table-cell table:style-name="disorderPaediatricTable.A1" office:value-type="string">
            <text:p text:style-name="P25"/>
          </table:table-cell>
          <table:table-cell table:style-name="disorderPaediatricTable.A1" office:value-type="string">
            <text:p text:style-name="P25"/>
          </table:table-cell>
        </table:table-row>
        <table:table-row>
          <table:covered-table-cell/>
          <table:table-cell table:style-name="disorderPaediatricTable.A1" office:value-type="string">
            <text:p text:style-name="P22"><text:span text:style-name="T35">congenital eye malformations</text:span> </text:p>
          </table:table-cell>
          <table:table-cell table:style-name="disorderPaediatricTable.A1" office:value-type="string">
            <text:p text:style-name="P22"><text:span text:style-name="T35">Q10-Q15</text:span> </text:p>
          </table:table-cell>
          <table:table-cell table:style-name="disorderPaediatricTable.A1" office:value-type="string">
            <text:p text:style-name="P25"/>
          </table:table-cell>
          <table:table-cell table:style-name="disorderPaediatricTable.A1" office:value-type="string">
            <text:p text:style-name="P25"/>
          </table:table-cell>
        </table:table-row>
        <table:table-row table:style-name="disorderPaediatricTable.4">
          <table:covered-table-cell/>
          <table:table-cell table:style-name="disorderPaediatricTable.A1" table:number-columns-spanned="4" office:value-type="string">
            <text:p text:style-name="P46">congenital: please specify syndrome or nature of the malformation </text:p>
          </table:table-cell>
          <table:covered-table-cell/>
          <table:covered-table-cell/>
          <table:covered-table-cell/>
        </table:table-row>
      </table:table>
      <text:p text:style-name="P30"/>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2">Neoplasia</text:p>
          </table:table-cell>
          <table:table-cell table:style-name="disorderNeoplasiaTable.A1" office:value-type="string">
            <text:p text:style-name="P22">eye</text:p>
          </table:table-cell>
          <table:table-cell table:style-name="disorderNeoplasiaTable.A1" office:value-type="string">
            <text:p text:style-name="P22"/>
          </table:table-cell>
          <table:table-cell table:style-name="disorderNeoplasiaTable.A1" office:value-type="string">
            <text:p text:style-name="P25"/>
          </table:table-cell>
          <table:table-cell table:style-name="disorderNeoplasiaTable.A1" office:value-type="string">
            <text:p text:style-name="P25"/>
          </table:table-cell>
        </table:table-row>
        <table:table-row>
          <table:covered-table-cell/>
          <table:table-cell table:style-name="disorderNeoplasiaTable.A1" office:value-type="string">
            <text:p text:style-name="P22">brain &amp; CNS</text:p>
          </table:table-cell>
          <table:table-cell table:style-name="disorderNeoplasiaTable.A1" office:value-type="string">
            <text:p text:style-name="P22"/>
          </table:table-cell>
          <table:table-cell table:style-name="disorderNeoplasiaTable.A1" office:value-type="string">
            <text:p text:style-name="P25"/>
          </table:table-cell>
          <table:table-cell table:style-name="disorderNeoplasiaTable.A1" office:value-type="string">
            <text:p text:style-name="P25"/>
          </table:table-cell>
        </table:table-row>
        <table:table-row table:style-name="disorderNeoplasiaTable.3">
          <table:covered-table-cell/>
          <table:table-cell table:style-name="disorderNeoplasiaTable.A1" table:number-columns-spanned="4" office:value-type="string">
            <text:p text:style-name="P22">other neoplasia: please specify</text:p>
          </table:table-cell>
          <table:covered-table-cell/>
          <table:covered-table-cell/>
          <table:covered-table-cell/>
        </table:table-row>
      </table:table>
      <text:p text:style-name="P30"/>
      <table:table table:name="Táblázat21" table:style-name="Táblázat21">
        <table:table-column table:style-name="Táblázat21.A"/>
        <table:table-row>
          <table:table-cell table:style-name="Táblázat21.A1" office:value-type="string">
            <text:p text:style-name="P22">Diagnosis not covered in any of the above – please specify, including ICD10 code (where known)</text:p>
          </table:table-cell>
        </table:table-row>
        <table:table-row table:style-name="Táblázat21.2">
          <table:table-cell table:style-name="Táblázat21.A2" office:value-type="string">
            <text:p text:style-name="P77"><text:span text:style-name="diagnosisNotCovered"><text:span text:style-name="T36">[not covered]</text:span></text:span></text:p>
          </table:table-cell>
        </table:table-row>
      </table:table>
      <text:p text:style-name="P32">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4">Part 3: to be completed by eye clinic staff in consultation with the patient</text:p>
      <text:p text:style-name="P2"/>
      <text:p text:style-name="P21">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73">Medical Conditions</text:p>
            <text:p text:style-name="P75"/>
          </table:table-cell>
          <table:table-cell table:style-name="patientFactors.B1" office:value-type="string">
            <text:p text:style-name="P14"/>
          </table:table-cell>
        </table:table-row>
        <table:table-row>
          <table:table-cell table:style-name="patientFactors.A6" office:value-type="string">
            <text:p text:style-name="P76">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73">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73">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73">Employment</text:p>
          </table:table-cell>
          <table:table-cell table:style-name="patientFactors.B1" office:value-type="string">
            <text:p text:style-name="P14"/>
          </table:table-cell>
        </table:table-row>
        <table:table-row>
          <table:table-cell table:style-name="patientFactors.A10" office:value-type="string">
            <text:p text:style-name="P73">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79">Is the patient:</text:p>
          </table:table-cell>
          <table:table-cell table:style-name="employmentStatus.B1" office:value-type="string">
            <text:p text:style-name="P80">Retired</text:p>
          </table:table-cell>
          <table:table-cell table:style-name="employmentStatus.A1" office:value-type="string">
            <text:p text:style-name="P80"/>
          </table:table-cell>
          <table:table-cell table:style-name="employmentStatus.A1" office:value-type="string">
            <text:p text:style-name="P80">Employed</text:p>
          </table:table-cell>
          <table:table-cell table:style-name="employmentStatus.A1" office:value-type="string">
            <text:p text:style-name="P80"/>
          </table:table-cell>
          <table:table-cell table:style-name="employmentStatus.A1" office:value-type="string">
            <text:p text:style-name="P80">Unemployed</text:p>
          </table:table-cell>
          <table:table-cell table:style-name="employmentStatus.A1" office:value-type="string">
            <text:p text:style-name="P80"/>
          </table:table-cell>
          <table:table-cell table:style-name="employmentStatus.A1" office:value-type="string">
            <text:p text:style-name="P80">Child</text:p>
          </table:table-cell>
          <table:table-cell table:style-name="employmentStatus.A1" office:value-type="string">
            <text:p text:style-name="P80"/>
          </table:table-cell>
          <table:table-cell table:style-name="employmentStatus.A1" office:value-type="string">
            <text:p text:style-name="P80">Student</text:p>
          </table:table-cell>
          <table:table-cell table:style-name="employmentStatus.K1" office:value-type="string">
            <text:p text:style-name="P79"/>
          </table:table-cell>
        </table:table-row>
      </table:table>
      <text:p text:style-name="P2"/>
      <text:p text:style-name="Normál"><text:span text:style-name="Bekezdés_20_alapbetűtípusa"><text:span text:style-name="T12">In the view of clinic staff these factors require contact with the patient</text:span></text:span> <text:span text:style-name="Bekezdés_20_alapbetűtípusa"><text:span text:style-name="T9">(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4"/>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4"/>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4"/>
          </table:table-cell>
          <table:table-cell table:style-name="contactUrgency.B1" office:value-type="string">
            <text:p text:style-name="P74">As soon as possible and within the next 2 weeks</text:p>
          </table:table-cell>
        </table:table-row>
      </table:table>
      <text:p text:style-name="P2"/>
      <text:p text:style-name="P52"/>
      <text:p text:style-name="P52"/>
      <text:p text:style-name="P52"/>
      <text:p text:style-name="P52"/>
      <text:p text:style-name="P52"/>
      <text:p text:style-name="P52"/>
      <text:p text:style-name="P52"/>
      <text:p text:style-name="P52"/>
      <text:p text:style-name="P5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5">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7">a) </text:span></text:span><text:span text:style-name="Bekezdés_20_alapbetűtípusa"><text:span text:style-name="T19">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_5f_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_5f_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_5f_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7">b) </text:span></text:span><text:span text:style-name="Bekezdés_20_alapbetűtípusa"><text:span text:style-name="T19">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_5f_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_5f_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_5f_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_5f_G"/></text:p></table:table-cell></table:table-row></table:table><text:p text:style-name="Standard"/></draw:text-box></draw:frame><text:span text:style-name="Bekezdés_20_alapbetűtípusa"><text:span text:style-name="T22"/></text:span></text:p>
        <text:p text:style-name="P55"/>
        <text:p text:style-name="P55"/>
        <text:p text:style-name="P55"/>
        <text:p text:style-name="P55"/>
        <text:p text:style-name="P55"><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7">c) </text:span></text:span><text:span text:style-name="Bekezdés_20_alapbetűtípusa"><text:span text:style-name="T19">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_5f_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_5f_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_5f_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_5f_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7">d) </text:span></text:span><text:span text:style-name="Bekezdés_20_alapbetűtípusa"><text:span text:style-name="T19">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_5f_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_5f_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_5f_P"/></text:p></table:table-cell></table:table-row></table:table><text:p text:style-name="Standard"/></draw:text-box></draw:frame><text:span text:style-name="Bekezdés_20_alapbetűtípusa"><text:span text:style-name="T22"/></text:span></text:p>
        <text:p text:style-name="P55"><text:span text:style-name="Bekezdés_20_alapbetűtípusa"><text:span text:style-name="T22"/></text:span></text:p>
        <text:p text:style-name="P55"/>
        <text:p text:style-name="P55"/>
        <text:p text:style-name="P55"/>
        <text:p text:style-name="P55"/>
        <text:p text:style-name="P55"/>
        <text:p text:style-name="P55"><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7">e)</text:span></text:span> <text:span text:style-name="Bekezdés_20_alapbetűtípusa"><text:span text:style-name="T19">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_5f_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_5f_S"><text:s/></text:span></text:p></table:table-cell></table:table-row></table:table><text:p text:style-name="Standard"/></draw:text-box></draw:frame><text:span text:style-name="Bekezdés_20_alapbetűtípusa"><text:span text:style-name="T22"/></text:span></text:p>
        <text:p text:style-name="P55"/>
        <text:p text:style-name="P55"/>
        <text:p text:style-name="P56"/>
        <text:p text:style-name="P2"/>
        <text:p text:style-name="P21"/>
        <text:p text:style-name="P21"/>
        <text:p text:style-name="P21"/>
        <text:p text:style-name="P21">F. Patient format preferences</text:p>
        <text:p text:style-name="P21"/>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column table:style-name="preferredInfoFormat.H"/>
          <table:table-row>
            <table:table-cell table:style-name="preferredInfoFormat.A1" table:number-columns-spanned="8" office:value-type="string">
              <text:p text:style-name="P58"/>
              <text:p text:style-name="P58">The patient would prefer further information:</text:p>
              <text:p text:style-name="P58"/>
            </table:table-cell>
            <table:covered-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59"/>
            </table:table-cell>
            <table:table-cell table:style-name="preferredInfoFormat.B2" office:value-type="string">
              <text:p text:style-name="P58">In large print</text:p>
            </table:table-cell>
            <table:table-cell table:style-name="preferredInfoFormat.A2" office:value-type="string">
              <text:p text:style-name="P59"/>
            </table:table-cell>
            <table:table-cell table:style-name="preferredInfoFormat.B2" office:value-type="string">
              <text:p text:style-name="P84">On audio CD</text:p>
            </table:table-cell>
            <table:table-cell table:style-name="preferredInfoFormat.A2" office:value-type="string">
              <text:p text:style-name="P59"/>
            </table:table-cell>
            <table:table-cell table:style-name="preferredInfoFormat.B2" office:value-type="string">
              <text:p text:style-name="P58">In braille</text:p>
            </table:table-cell>
            <table:table-cell table:style-name="preferredInfoFormat.A2" office:value-type="string">
              <text:p text:style-name="P59"/>
            </table:table-cell>
            <table:table-cell table:style-name="preferredInfoFormat.B2" office:value-type="string">
              <text:p text:style-name="P58">By email to</text:p>
            </table:table-cell>
          </table:table-row>
        </table:table>
        <text:p text:style-name="P21"/>
        <text:p text:style-name="Normál"><text:span text:style-name="Bekezdés_20_alapbetűtípusa"><text:span text:style-name="T9">The language the patient prefers to receive information in is</text:span></text:span> <text:span text:style-name="Bekezdés_20_alapbetűtípusa"><text:span text:style-name="T7"><text:s/></text:span></text:span><text:span text:style-name="preferredLanguage"><text:span text:style-name="T31">[preferredLanguage]</text:span></text:span></text:p>
        <text:p text:style-name="P2"/>
        <text:list xml:id="list7049350894229903976" text:style-name="L1">
          <text:list-item>
            <text:p text:style-name="P81">See the checklist of people to send copies to, at the top of page 2 of this form. The local council / care trust will be the one which covers the place where the patient lives.</text:p>
          </text:list-item>
          <text:list-item>
            <text:p text:style-name="P81">For epidemiological analysis, please post all 5 pages, including this one to: (This address has been put here for placing in a window envelope)</text:p>
          </text:list-item>
        </text:list>
        <text:p text:style-name="P20"/>
        <text:p text:style-name="P20"/>
        <text:p text:style-name="P20"/>
        <text:p text:style-name="P20"/>
        <text:p text:style-name="P20"/>
        <text:p text:style-name="P20"/>
        <text:p text:style-name="P20">The Royal College of Ophthalmologists</text:p>
        <text:p text:style-name="P20">C/o Certifications Office</text:p>
        <text:p text:style-name="P20">Moorfields Eye Hospital</text:p>
        <text:p text:style-name="P20">City Road</text:p>
        <text:p text:style-name="P20">London EC1V 2PD</text:p>
        <text:p text:style-name="P66">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67">About this Certificate</text:p>
        <text:p text:style-name="P19"/>
        <text:p text:style-name="P17">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68">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4">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7523418382266587010" text:style-name="L2">
          <text:list-item>
            <text:p text:style-name="P72">Citizens Advice Bureau</text:p>
          </text:list-item>
          <text:list-item>
            <text:p text:style-name="P72">society for visually impaired people, or</text:p>
          </text:list-item>
          <text:list-item>
            <text:p text:style-name="P72">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68">Patient Consent</text:p>
        <text:p text:style-name="P10"><text:soft-page-break/>I consent to <text:span text:style-name="T34">my</text:span> the personal and sensitive personal information contained within this form being <text:span text:style-name="T34">passed to my</text:span> local council, General Practitioner and Primary Care Trust for referral, assessment and registration purposes <text:span text:style-name="T34">and to my contact details being shared with RNIB for information on national and local services; in addition:</text:span></text:p>
        <text:p text:style-name="P10"/>
        <text:list xml:id="list9211906445256618433" text:style-name="L3">
          <text:list-item>
            <text:p text:style-name="P82">I acknowledge that my information will be used by the Royal College of Ophthalmologists on behalf of Moorfields Eye Hospital NHS Foundation Trust (MEH) and the Department of Health (DH) for epidemiological research and analysis;</text:p>
          </text:list-item>
          <text:list-item>
            <text:p text:style-name="P83"><text:span text:style-name="T34">I</text:span> understand that the Royal College, MEH,<text:span text:style-name="T34"> DH and RNIB</text:span> have a duty of confidentiality and duties under the Data Protection Act 1998 towards use of my information;</text:p>
          </text:list-item>
          <text:list-item>
            <text:p text:style-name="P83"><text:span text:style-name="T34">I</text:span> understand that I do not have to consent to my information being used for any of these purposes, and can withdraw my consent at any point</text:p>
          </text:list-item>
          <text:list-item>
            <text:p text:style-name="P83"><text:span text:style-name="T34">I</text:span> am aware that I will also be given a copy of this form.</text:p>
          </text:list-item>
        </text:list>
        <text:p text:style-name="P10"/>
        <text:p text:style-name="P8"/>
        <text:p text:style-name="P68">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4">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_5f_A" style:display-name="ethnicGroup_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B" style:display-name="ethnicGroup_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C" style:display-name="ethnicGroup_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H" style:display-name="ethnicGroup_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J" style:display-name="ethnicGroup_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K" style:display-name="ethnicGroup_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L" style:display-name="ethnicGroup_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R" style:display-name="ethnicGroup_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S" style:display-name="ethnicGroup_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D" style:display-name="ethnicGroup_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E" style:display-name="ethnicGroup_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F" style:display-name="ethnicGroup_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G" style:display-name="ethnicGroup_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M" style:display-name="ethnicGroup_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N" style:display-name="ethnicGroup_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_5f_P" style:display-name="ethnicGroup_P" style:family="text">
      <style:text-properties style:font-name="Arial" fo:font-family="Arial" style:font-family-generic="swiss" style:font-pitch="variable" style:font-name-complex="Arial" style:font-family-complex="Arial" style:font-family-generic-complex="swiss" style:font-pitch-complex="variabl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officeooo:rsid="00203ddf"/>
    </style:style>
    <style:style style:name="MT2"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text:span text:style-name="MT1">i</text:span>cate of Vision Impairment (CVI)</text:p>
      </style:header>
      <style:footer>
        <text:p text:style-name="MP2"><text:span text:style-name="Bekezdés_20_alapbetűtípusa"><text:span text:style-name="MT2">The CVI replaces the previous BD8 &amp; CVI 2003 from 1 September 2005 <text:s/>Page </text:span></text:span><text:span text:style-name="Bekezdés_20_alapbetűtípusa"><text:span text:style-name="MT2"><text:page-number text:select-page="current">8</text:page-number></text:span></text:span><text:span text:style-name="Bekezdés_20_alapbetűtípusa"><text:span text:style-name="MT2"> of </text:span></text:span><text:span text:style-name="Bekezdés_20_alapbetűtípusa"><text:span text:style-name="MT2"><text:page-count>8</text:page-count></text:span></text:span><text:span text:style-name="Bekezdés_20_alapbetűtípusa"><text:span text:style-name="MT2">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8-30T17:18:04.738087000</dc:date>
    <meta:editing-cycles>239</meta:editing-cycles>
    <meta:editing-duration>PT13H50M56S</meta:editing-duration>
    <meta:print-date>2016-08-14T18:39:32.62</meta:print-date>
    <meta:document-statistic meta:table-count="30" meta:image-count="2" meta:object-count="0" meta:page-count="8" meta:paragraph-count="251" meta:word-count="1538" meta:character-count="9518" meta:non-whitespace-character-count="8174"/>
    <meta:template xlink:type="simple" xlink:actuate="onRequest" xlink:title="" xlink:href="../example_certificate_4.odt/Normal"/>
  </office:meta>
</office:document-meta>
</file>